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add6e7" draw:fill="none" draw:fill-color="#ffffff" fo:padding-top="-0.01cm" fo:padding-bottom="-0.01cm" fo:padding-left="-0.01cm" fo:padding-right="-0.01cm"/>
    </style:style>
    <style:style style:name="gr2" style:family="graphic" style:parent-style-name="standard">
      <style:graphic-properties svg:stroke-width="0cm" draw:fill-color="#0096d4" fo:padding-top="-0.05cm" fo:padding-bottom="-0.05cm" fo:padding-left="-0.05cm" fo:padding-right="-0.05cm"/>
    </style:style>
    <style:style style:name="gr3" style:family="graphic" style:parent-style-name="standard">
      <style:graphic-properties svg:stroke-width="0.005cm" svg:stroke-color="#add6e7" draw:fill="none" draw:fill-color="#ffffff" fo:padding-top="-0.047cm" fo:padding-bottom="-0.047cm" fo:padding-left="-0.047cm" fo:padding-right="-0.047cm"/>
    </style:style>
    <style:style style:name="gr4" style:family="graphic" style:parent-style-name="standard">
      <style:graphic-properties svg:stroke-width="0cm" draw:fill-color="#00b4ff" fo:padding-top="-0.05cm" fo:padding-bottom="-0.05cm" fo:padding-left="-0.05cm" fo:padding-right="-0.05cm"/>
    </style:style>
    <style:style style:name="gr5" style:family="graphic" style:parent-style-name="standard">
      <style:graphic-properties draw:stroke="none" svg:stroke-width="0cm" draw:fill-color="#ffffff"/>
    </style:style>
    <style:style style:name="gr6" style:family="graphic" style:parent-style-name="standard">
      <style:graphic-properties svg:stroke-width="0.16cm" svg:stroke-color="#ffffff" draw:fill="none" draw:fill-color="#ffffff" fo:padding-top="0.03cm" fo:padding-bottom="0.03cm" fo:padding-left="0.03cm" fo:padding-right="0.03cm"/>
    </style:style>
  </office:automatic-styles>
  <office:body>
    <office:drawing>
      <draw:page draw:name="page1" draw:style-name="dp1" draw:master-page-name="Default">
        <draw:g>
          <draw:glue-point draw:id="4" svg:x="-3.553cm" svg:y="-4.968cm"/>
          <draw:glue-point draw:id="5" svg:x="-4.992cm" svg:y="5.024cm"/>
          <draw:glue-point draw:id="6" svg:x="-4.992cm" svg:y="-3.907cm"/>
          <draw:glue-point draw:id="7" svg:x="5.013cm" svg:y="-0.642cm"/>
          <draw:glue-point draw:id="8" svg:x="-2.131cm" svg:y="-1.123cm"/>
          <draw:line draw:style-name="gr1" draw:layer="layout" svg:x1="0.057cm" svg:y1="0.623cm" svg:x2="0.178cm" svg:y2="0.494cm">
            <text:p/>
          </draw:line>
          <draw:polygon draw:style-name="gr2" draw:layer="layout" svg:width="1.563cm" svg:height="1.787cm" svg:x="0cm" svg:y="0.213cm" svg:viewBox="0 0 1564 1788" draw:points="1564,894 0,0 0,1788">
            <text:p/>
          </draw:polygon>
          <draw:polyline draw:style-name="gr3" draw:layer="layout" svg:width="1.563cm" svg:height="1.787cm" svg:x="0cm" svg:y="0.213cm" svg:viewBox="0 0 1564 1788" draw:points="1564,894 0,0 0,1788 1564,894">
            <text:p/>
          </draw:polyline>
          <draw:polygon draw:style-name="gr4" draw:layer="layout" svg:width="1.779cm" svg:height="1.116cm" svg:x="0.007cm" svg:y="0cm" svg:viewBox="0 0 1780 1117" draw:points="1528,1117 0,251 251,0 1780,865">
            <text:p/>
          </draw:polygon>
          <draw:polyline draw:style-name="gr3" draw:layer="layout" svg:width="1.779cm" svg:height="1.116cm" svg:x="0.007cm" svg:y="0cm" svg:viewBox="0 0 1780 1117" draw:points="1528,1117 0,251 251,0 1780,865 1528,1117">
            <text:p/>
          </draw:polyline>
          <draw:polygon draw:style-name="gr5" draw:layer="layout" svg:width="0.256cm" svg:height="0.27cm" svg:x="0.17cm" svg:y="0.678cm" svg:viewBox="0 0 257 271" draw:points="214,0 0,161 257,271">
            <text:p/>
          </draw:polygon>
          <draw:line draw:style-name="gr6" draw:layer="layout" svg:x1="0.115cm" svg:y1="0.561cm" svg:x2="0.294cm" svg:y2="0.782cm">
            <text:p/>
          </draw:line>
          <draw:polygon draw:style-name="gr5" draw:layer="layout" svg:width="0.256cm" svg:height="0.27cm" svg:x="0.17cm" svg:y="1.312cm" svg:viewBox="0 0 257 271" draw:points="214,271 0,109 257,0">
            <text:p/>
          </draw:polygon>
          <draw:line draw:style-name="gr6" draw:layer="layout" svg:x1="0.115cm" svg:y1="1.701cm" svg:x2="0.294cm" svg:y2="1.48cm">
            <text:p/>
          </draw:line>
          <draw:polygon draw:style-name="gr5" draw:layer="layout" svg:width="0.245cm" svg:height="0.268cm" svg:x="1.066cm" svg:y="0.993cm" svg:viewBox="0 0 246 269" draw:points="7,0 0,269 246,136">
            <text:p/>
          </draw:polygon>
          <draw:line draw:style-name="gr6" draw:layer="layout" svg:x1="0.814cm" svg:y1="1.131cm" svg:x2="1.098cm" svg:y2="1.1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ATM 3800</dc:title>
    <meta:creation-date>2011-02-07T16:37:39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